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90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end"/>
      <style:text-properties fo:font-size="32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8.681cm" svg:x="1.4cm" svg:y="3.257cm" presentation:class="title" presentation:user-transformed="true">
          <draw:text-box>
            <text:p>МЕТОДИ РОЗПІЗНАВАННЯ ГРАФІЧНИХ ОБРАЗІВ НА ОСНОВІ ВИКОРИСТАННЯ БАГАТОПРОЦЕСОРНИХ АРХІТЕКТУР</text:p>
          </draw:text-box>
        </draw:frame>
        <draw:frame presentation:style-name="pr2" draw:text-style-name="P1" draw:layer="layout" svg:width="24.639cm" svg:height="6.331cm" svg:x="1.524cm" svg:y="13.208cm" presentation:class="subtitle" presentation:user-transformed="true">
          <draw:text-box>
            <text:p text:style-name="P1">Магістрант:</text:p>
            <text:p text:style-name="P1">Паляниця Олег Вікторович</text:p>
            <text:p text:style-name="P1"/>
            <text:p text:style-name="P1">Науковий керівник:</text:p>
            <text:p text:style-name="P1">к.т.н. доц. Марченко Олександр Іванович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Засоби для ведення паралельних обчислень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NVIDIA CUDA</text:p>
              </text:list-item>
              <text:list-item>
                <text:p>OpenCL</text:p>
              </text:list-item>
              <text:list-item>
                <text:p>OpenACC</text:p>
              </text:list-item>
              <text:list-item>
                <text:p>C++AMP</text:p>
              </text:list-item>
              <text:list-item>
                <text:p>MPI</text:p>
              </text:list-item>
              <text:list-item>
                <text:p>OpenM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Засоби для ведення паралельних обчислень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NVIDIA CUDA</text:p>
              </text:list-item>
              <text:list-item>
                <text:p><text:span text:style-name="T1">OpenCL</text:span></text:p>
              </text:list-item>
              <text:list-item>
                <text:p>OpenACC</text:p>
              </text:list-item>
              <text:list-item>
                <text:p>C++AMP</text:p>
              </text:list-item>
              <text:list-item>
                <text:p><text:span text:style-name="T1">MPI</text:span></text:p>
              </text:list-item>
              <text:list-item>
                <text:p>OpenM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Метод Віоли-Джонса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>Особливості методу:</text:p>
              </text:list-header>
              <text:list-item>
                <text:p>Використання ознак Хоара та інтегрального зображення</text:p>
              </text:list-item>
              <text:list-item>
                <text:p>Використання методу AdaBoost для тренування класифікатора</text:p>
              </text:list-item>
              <text:list-item>
                <text:p>Організація класифікаторів у каскадну структуру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Метод MB-LBP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header>
                <text:p>Особливості методу:</text:p>
              </text:list-header>
              <text:list-item>
                <text:p>Використання масштабованих локальних бінарних шаблонів у якості ознак</text:p>
              </text:list-item>
              <text:list-item>
                <text:p>Використання методу GentleBoost для тренування класифікатора</text:p>
              </text:list-item>
              <text:list-item>
                <text:p>Організація класифікаторів у каскадну структуру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Підготовка набору даних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Ініціалізація розподіленого сховища даних усіма процесами розподіленої системи</text:p>
              </text:list-item>
              <text:list-item>
                <text:p>Нормалізація зображень</text:p>
              </text:list-item>
              <text:list-item>
                <text:p>Знаходження інтегральних зображень</text:p>
              </text:list-item>
              <text:list-item>
                <text:p>Обчислення ознак Хоара кожним процесом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hp </meta:initial-creator>
    <meta:creation-date>2015-06-03T23:16:55</meta:creation-date>
    <meta:editing-duration>PT40M30S</meta:editing-duration>
    <meta:editing-cycles>7</meta:editing-cycles>
    <meta:generator>LibreOffice/3.5$Linux_X86_64 LibreOffice_project/350m1$Build-2</meta:generator>
    <dc:date>2015-06-04T00:00:07</dc:date>
    <dc:creator>olehp </dc:creator>
    <meta:document-statistic meta:object-count="49"/>
  </office:meta>
</office:document-meta>
</file>